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user_29_">
      <style:paragraph-properties fo:line-height="150%"/>
    </style:style>
    <style:style style:name="P2" style:family="paragraph" style:parent-style-name="Text_20_body">
      <style:text-properties style:language-complex="he" style:country-complex="IL"/>
    </style:style>
    <style:style style:name="P3" style:family="paragraph" style:parent-style-name="Text_20_body">
      <style:text-properties fo:background-color="#c0c0c0"/>
    </style:style>
    <style:style style:name="P4" style:family="paragraph" style:parent-style-name="Standard" style:master-page-name="MP0">
      <style:paragraph-properties fo:text-align="center" style:justify-single-word="false" style:page-number="auto" fo:break-before="page"/>
    </style:style>
    <style:style style:name="P5" style:family="paragraph" style:parent-style-name="Text_20_body">
      <style:text-properties officeooo:rsid="000fa54b" officeooo:paragraph-rsid="000fa54b"/>
    </style:style>
    <style:style style:name="T1" style:family="text">
      <style:text-properties fo:background-color="#c0c0c0" loext:char-shading-value="0"/>
    </style:style>
    <style:style style:name="T2" style:family="text">
      <style:text-properties style:language-complex="he" style:country-complex="IL"/>
    </style:style>
    <style:style style:name="T3" style:family="text">
      <style:text-properties style:text-underline-style="solid" style:text-underline-width="auto" style:text-underline-color="font-color" style:text-underline-mode="continuous" style:text-overline-mode="continuous" style:text-line-through-mode="continuo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ek 8</text:p>
      <text:p text:style-name="P1">Group Name: Ignotus</text:p>
      <text:p text:style-name="P1"/>
      <text:p text:style-name="P1">Team Member Details:</text:p>
      <text:p text:style-name="P1">- Corey Hamren, <text:a xlink:type="simple" xlink:href="mailto:hamhams86@gmail.com" office:target-frame-name="_top" xlink:show="replace" text:style-name="Internet_20_link" text:visited-style-name="Visited_20_Internet_20_Link">hamhams86@gmail.com</text:a>, USA, Self-teaching, Data Science</text:p>
      <text:p text:style-name="P1">- Motamen MohammedAhmed, <text:a xlink:type="simple" xlink:href="mailto:Motamen.salih@hotmail.com" office:target-frame-name="_top" xlink:show="replace" text:style-name="Internet_20_link" text:visited-style-name="Visited_20_Internet_20_Link">Motamen.salih@hotmail.com</text:a>, UAE, Zayed University, Data Science</text:p>
      <text:p text:style-name="P1">- Francis Kim, <text:a xlink:type="simple" xlink:href="mailto:fkim39@gmail.com" office:target-frame-name="_top" xlink:show="replace" text:style-name="Internet_20_link" text:visited-style-name="Visited_20_Internet_20_Link">fkim39@gmail.com</text:a>, <text:a xlink:type="simple" xlink:href="mailto:Fkim39@gmail.com" office:target-frame-name="_top" xlink:show="replace" text:style-name="Internet_20_link" text:visited-style-name="Visited_20_Internet_20_Link">Fkim39@gmail.com</text:a>, USA, University of Maryland, Data Science</text:p>
      <text:p text:style-name="P1">- Inna Soltsman-Groysman, <text:a xlink:type="simple" xlink:href="mailto:innasol90@gmail.com" office:target-frame-name="_top" xlink:show="replace" text:style-name="Internet_20_link" text:visited-style-name="Visited_20_Internet_20_Link">innasol90@gmail.com</text:a>, USA, Data Science</text:p>
      <text:p text:style-name="Text_20_body"/>
      <text:p text:style-name="Text_20_body"><text:span text:style-name="Default_20_Paragraph_20_Font"><text:span text:style-name="T1">Problem description:</text:span></text:span></text:p>
      <text:p text:style-name="P2">There are different diseases that affect people around the world. Pharmaceutical companies started to manufacture cures to defeat them. One of the challenges for these companies is to understand the persistency of drug as per the physician prescription and the related factors. To solve this problem ABC pharma company approached an analytics company to automate this process of identification.</text:p>
      <text:p text:style-name="Text_20_body"><text:span text:style-name="Default_20_Paragraph_20_Font"><text:span text:style-name="T1">Data understanding:</text:span></text:span></text:p>
      <text:p text:style-name="Text_20_body">There are different diseases that affect people around the world. <text:span text:style-name="Default_20_Paragraph_20_Font"><text:span text:style-name="T2">. Pharmaceutical companies started to manufacture cures to defeat them. One of the challenges for these companies is to understand the persistency of drug as per the physician prescription and the related factors. To solve this problem ABC pharma company approached an analytics company to automate this process of identification.</text:span></text:span></text:p>
      <text:p text:style-name="Text_20_body"><text:span text:style-name="Default_20_Paragraph_20_Font"><text:span text:style-name="T1">What type of data you have got for analysis:</text:span></text:span></text:p>
      <text:p text:style-name="P5">Healthcare_dataset which includes int, float, binary, and categorical data.</text:p>
      <text:p text:style-name="Text_20_body"><text:span text:style-name="Default_20_Paragraph_20_Font"><text:span text:style-name="T1">What are the problems in the data (number of NA values, outliers, skewed etc.):</text:span></text:span></text:p>
      <text:p text:style-name="Text_20_body"><text:tab/>- There are no NA values, but there are some labeled as unknown in the <text:span text:style-name="Default_20_Paragraph_20_Font"><text:span text:style-name="T3">ntm_specialty</text:span></text:span>, <text:span text:style-name="Default_20_Paragraph_20_Font"><text:span text:style-name="T3">risk_segment_prior_ntm</text:span></text:span>, <text:s/><text:span text:style-name="Default_20_Paragraph_20_Font"><text:span text:style-name="T3">tscore_bucket_during_rx</text:span></text:span>, <text:span text:style-name="Default_20_Paragraph_20_Font"><text:span text:style-name="T3">change_tscore</text:span></text:span>, and <text:span text:style-name="Default_20_Paragraph_20_Font"><text:span text:style-name="T3">change_risk_segment </text:span></text:span>columns</text:p>
      <text:p text:style-name="Text_20_body"><text:tab/>- <text:span text:style-name="Default_20_Paragraph_20_Font"><text:span text:style-name="T3">change_t_score</text:span></text:span>, <text:span text:style-name="Default_20_Paragraph_20_Font"><text:span text:style-name="T3">change_risk_segment</text:span></text:span>, <text:span text:style-name="Default_20_Paragraph_20_Font"><text:span text:style-name="T3">tscore_bucket_during_rx</text:span></text:span>, <text:span text:style-name="Default_20_Paragraph_20_Font"><text:span text:style-name="T3">risk_segment_during_rx</text:span></text:span>, have ‘unknown’ as the highest value count while <text:span text:style-name="Default_20_Paragraph_20_Font"><text:span text:style-name="T3">change_t_score</text:span></text:span> has it as the second highest value.</text:p>
      <text:p text:style-name="Text_20_body"><text:tab/>- both the <text:span text:style-name="Default_20_Paragraph_20_Font"><text:span text:style-name="T3">count_of_risks</text:span></text:span> and d<text:span text:style-name="Default_20_Paragraph_20_Font"><text:span text:style-name="T3">exa_freq_during_rx</text:span></text:span> are skewed right, especially the <text:span text:style-name="Default_20_Paragraph_20_Font"><text:span text:style-name="T3">dexa_freq_during_rx</text:span></text:span> column</text:p>
      <text:p text:style-name="Text_20_body"><text:tab/>- the <text:span text:style-name="Default_20_Paragraph_20_Font"><text:span text:style-name="T3">ntm_specialist_flag</text:span></text:span> column has many values with less than 20 counts, but others with hundreds</text:p>
      <text:p text:style-name="Text_20_body"><text:tab/>- most of the binary columns have more than twice as man ‘no’ <text:s/>values than ‘yes’</text:p>
      <text:p text:style-name="P3"/>
      <text:p text:style-name="P3"/>
      <text:p text:style-name="Text_20_body"><text:soft-page-break/><text:span text:style-name="Default_20_Paragraph_20_Font"><text:span text:style-name="T1">What approaches you are trying to apply on your data set to overcome problems like NA value, outlier etc and why?</text:span></text:span></text:p>
      <text:p text:style-name="Text_20_body">Approaches for Data in terms of cleaning it is:</text:p>
      <text:p text:style-name="Text_20_body">#Dropping duplicated</text:p>
      <text:p text:style-name="Text_20_body">data = data.drop_duplicates()</text:p>
      <text:p text:style-name="Text_20_body">#Dropping Null</text:p>
      <text:p text:style-name="Text_20_body">data = data.dropna()</text:p>
      <text:p text:style-name="Text_20_body">#Changing the column names to lower case</text:p>
      <text:p text:style-name="Text_20_body">data.columns = [ x.lower().strip() for x in data.columns]</text:p>
      <text:p text:style-name="Text_20_body">data.columns</text:p>
      <text:p text:style-name="Text_20_body"/>
      <text:p text:style-name="Text_20_body">GitHub Repo lin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0-06T11:33:00Z</meta:creation-date>
    <dc:date>2021-10-21T12:06:27.478419861</dc:date>
    <meta:editing-cycles>10</meta:editing-cycles>
    <meta:editing-duration>PT43M39S</meta:editing-duration>
    <meta:document-statistic meta:table-count="0" meta:image-count="0" meta:object-count="0" meta:page-count="2" meta:paragraph-count="29" meta:word-count="345" meta:character-count="2413" meta:non-whitespace-character-count="2090"/>
    <meta:template xlink:type="simple" xlink:actuate="onRequest" xlink:title="" xlink:href="Normal.dotm"/>
  </office:meta>
</office:document-meta>
</file>